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line-height-at-least="0.503cm" fo:text-align="center" style:justify-single-word="false"/>
      <style:text-properties fo:color="#a31515" style:font-name="Arial"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2" style:family="paragraph" style:parent-style-name="Standard">
      <style:paragraph-properties fo:margin-top="0cm" fo:margin-bottom="0cm" style:line-height-at-least="0.503cm" fo:text-align="center" style:justify-single-word="false"/>
      <style:text-properties fo:color="#000000" style:font-name="Arial"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3" style:family="paragraph" style:parent-style-name="Standard">
      <style:paragraph-properties fo:margin-top="0cm" fo:margin-bottom="0cm" style:line-height-at-least="0.503cm"/>
      <style:text-properties fo:color="#000000" style:font-name="Arial" fo:font-size="10.5pt" fo:font-weight="normal" fo:background-color="transparent"/>
    </style:style>
    <style:style style:name="P4" style:family="paragraph" style:parent-style-name="Standard">
      <style:paragraph-properties fo:margin-top="0cm" fo:margin-bottom="0cm" style:line-height-at-least="0.503cm" fo:text-align="justify" style:justify-single-word="false"/>
      <style:text-properties fo:color="#000000" style:font-name="Arial" fo:font-size="10.5pt" fo:font-weight="normal" fo:background-color="transparent"/>
    </style:style>
    <style:style style:name="P5" style:family="paragraph" style:parent-style-name="Standard">
      <style:paragraph-properties fo:margin-top="0cm" fo:margin-bottom="0cm" style:line-height-at-least="0.503cm" fo:text-align="justify" style:justify-single-word="false"/>
      <style:text-properties fo:color="#000000" style:font-name="Arial" fo:font-size="10.5pt" fo:font-weight="bold" fo:background-color="transparent" style:font-weight-asian="bold" style:font-weight-complex="bold"/>
    </style:style>
    <style:style style:name="P6" style:family="paragraph" style:parent-style-name="Standard">
      <style:paragraph-properties fo:margin-top="0cm" fo:margin-bottom="0cm" fo:text-align="justify" style:justify-single-word="false"/>
      <style:text-properties fo:color="#000000" style:font-name="Arial" fo:font-size="10.5pt" style:text-underline-style="none" fo:font-weight="normal" fo:background-color="transparent" style:font-size-asian="10.5pt" style:font-weight-asian="normal" style:font-size-complex="10.5pt" style:font-weight-complex="normal"/>
    </style:style>
    <style:style style:name="P7" style:family="paragraph" style:parent-style-name="Standard">
      <style:paragraph-properties fo:margin-top="0cm" fo:margin-bottom="0cm"/>
      <style:text-properties style:font-name="Arial" fo:background-color="transparent"/>
    </style:style>
    <style:style style:name="P8" style:family="paragraph" style:parent-style-name="Standard">
      <style:paragraph-properties fo:margin-top="0cm" fo:margin-bottom="0cm" style:line-height-at-least="0.503cm"/>
      <style:text-properties style:font-name="Arial" fo:background-color="transparent"/>
    </style:style>
    <style:style style:name="P9" style:family="paragraph" style:parent-style-name="Standard">
      <style:paragraph-properties fo:margin-top="0cm" fo:margin-bottom="0cm" style:line-height-at-least="0.503cm" fo:text-align="justify" style:justify-single-word="false"/>
      <style:text-properties style:font-name="Arial" fo:background-color="transparent"/>
    </style:style>
    <style:style style:name="P10" style:family="paragraph" style:parent-style-name="Standard">
      <style:paragraph-properties fo:margin-top="0cm" fo:margin-bottom="0cm" style:line-height-at-least="0.503cm" fo:text-align="center" style:justify-single-word="false"/>
      <style:text-properties style:font-name="Arial" fo:font-size="10.5pt" fo:font-weight="bold" fo:background-color="transparent" style:font-size-asian="10.5pt" style:font-weight-asian="bold" style:font-size-complex="10.5pt" style:font-weight-complex="bold"/>
    </style:style>
    <style:style style:name="P11" style:family="paragraph" style:parent-style-name="Standard">
      <style:paragraph-properties fo:margin-top="0cm" fo:margin-bottom="0cm"/>
      <style:text-properties style:font-name="Arial" fo:font-size="10.5pt" fo:background-color="transparent" style:font-size-asian="10.5pt" style:font-size-complex="10.5pt"/>
    </style:style>
    <style:style style:name="P12" style:family="paragraph" style:parent-style-name="Standard">
      <style:paragraph-properties fo:margin-top="0cm" fo:margin-bottom="0cm"/>
      <style:text-properties style:font-name="Arial" fo:font-size="10.5pt" style:font-size-asian="10.5pt" style:font-size-complex="10.5pt"/>
    </style:style>
    <style:style style:name="P13" style:family="paragraph" style:parent-style-name="Standard">
      <style:paragraph-properties fo:margin-top="0cm" fo:margin-bottom="0cm" fo:text-align="center" style:justify-single-word="false"/>
      <style:text-properties style:font-name="Arial"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14" style:family="paragraph" style:parent-style-name="Standard">
      <style:paragraph-properties fo:margin-top="0cm" fo:margin-bottom="0cm" style:line-height-at-least="0.503cm" fo:text-align="justify" style:justify-single-word="false"/>
      <style:text-properties style:font-name="Arial"/>
    </style:style>
    <style:style style:name="P15" style:family="paragraph" style:parent-style-name="Standard">
      <style:paragraph-properties fo:margin-top="0cm" fo:margin-bottom="0cm" fo:text-align="center" style:justify-single-word="false"/>
      <style:text-properties style:font-name="Arial" style:text-underline-style="solid" style:text-underline-width="auto" style:text-underline-color="font-color" fo:font-weight="bold" fo:background-color="transparent" style:font-weight-asian="bold" style:font-weight-complex="bold"/>
    </style:style>
    <style:style style:name="P16" style:family="paragraph" style:parent-style-name="Standard">
      <style:paragraph-properties fo:margin-top="0cm" fo:margin-bottom="0cm" style:line-height-at-least="0cm" fo:background-color="transparent">
        <style:background-image/>
      </style:paragraph-properties>
      <style:text-properties style:font-name="Arial" fo:background-color="transparent"/>
    </style:style>
    <style:style style:name="P17" style:family="paragraph" style:parent-style-name="Standard">
      <style:paragraph-properties fo:margin-top="0cm" fo:margin-bottom="0cm" style:line-height-at-least="0cm" fo:text-align="justify" style:justify-single-word="false" fo:background-color="transparent">
        <style:background-image/>
      </style:paragraph-properties>
      <style:text-properties style:font-name="Arial" fo:background-color="transparent"/>
    </style:style>
    <style:style style:name="P18" style:family="paragraph" style:parent-style-name="Standard">
      <style:paragraph-properties fo:margin-top="0cm" fo:margin-bottom="0cm" style:line-height-at-least="0cm" fo:text-align="justify" style:justify-single-word="false" fo:background-color="transparent">
        <style:background-image/>
      </style:paragraph-properties>
      <style:text-properties style:font-name="Arial" fo:font-size="10.5pt" fo:background-color="transparent" style:font-size-asian="10.5pt" style:font-size-complex="10.5pt"/>
    </style:style>
    <style:style style:name="P19" style:family="paragraph" style:parent-style-name="Standard">
      <style:paragraph-properties fo:margin-top="0cm" fo:margin-bottom="0cm" style:line-height-at-least="0cm" fo:background-color="transparent">
        <style:background-image/>
      </style:paragraph-properties>
      <style:text-properties fo:color="#000000" style:font-name="Arial" fo:font-size="10.5pt" fo:font-weight="normal" fo:background-color="transparent"/>
    </style:style>
    <style:style style:name="P20" style:family="paragraph" style:parent-style-name="Standard">
      <style:paragraph-properties fo:margin-top="0cm" fo:margin-bottom="0cm" style:line-height-at-least="0cm" fo:text-align="justify" style:justify-single-word="false" fo:background-color="transparent">
        <style:background-image/>
      </style:paragraph-properties>
      <style:text-properties fo:color="#000000" style:font-name="Arial" fo:font-size="10.5pt" fo:font-weight="normal" fo:background-color="transparent"/>
    </style:style>
    <style:style style:name="P21" style:family="paragraph" style:parent-style-name="Standard">
      <style:paragraph-properties fo:margin-top="0cm" fo:margin-bottom="0cm" style:line-height-at-least="0cm" fo:text-align="justify" style:justify-single-word="false" fo:background-color="transparent">
        <style:background-image/>
      </style:paragraph-properties>
      <style:text-properties fo:color="#000000" style:font-name="Arial" fo:font-size="10.5pt" style:text-underline-style="none" fo:font-weight="normal" fo:background-color="transparent" style:font-size-asian="10.5pt" style:font-weight-asian="normal" style:font-size-complex="10.5pt" style:font-weight-complex="normal"/>
    </style:style>
    <style:style style:name="P22" style:family="paragraph" style:parent-style-name="Standard">
      <style:paragraph-properties fo:margin-top="0cm" fo:margin-bottom="0cm" style:line-height-at-least="0cm" fo:text-align="center" style:justify-single-word="false" fo:background-color="transparent">
        <style:background-image/>
      </style:paragraph-properties>
      <style:text-properties fo:color="#000000" style:font-name="Arial"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23" style:family="paragraph" style:parent-style-name="Standard">
      <style:paragraph-properties fo:margin-top="0cm" fo:margin-bottom="0cm" style:line-height-at-least="0cm" fo:background-color="transparent">
        <style:background-image/>
      </style:paragraph-properties>
      <style:text-properties fo:color="#0000ff" style:font-name="Arial" fo:font-size="10.5pt" fo:font-weight="normal" fo:background-color="transparent"/>
    </style:style>
    <style:style style:name="P24" style:family="paragraph" style:parent-style-name="Standard">
      <style:paragraph-properties fo:margin-top="0cm" fo:margin-bottom="0cm" style:line-height-at-least="0cm" fo:text-align="justify" style:justify-single-word="false" fo:background-color="transparent">
        <style:background-image/>
      </style:paragraph-properties>
      <style:text-properties fo:color="#0000ff" style:font-name="Arial" fo:font-size="10.5pt" fo:font-weight="normal" fo:background-color="transparent"/>
    </style:style>
    <style:style style:name="P25" style:family="paragraph" style:parent-style-name="Standard">
      <style:paragraph-properties fo:margin-top="0cm" fo:margin-bottom="0cm" style:line-height-at-least="0cm" fo:text-align="center" style:justify-single-word="false" fo:background-color="transparent">
        <style:background-image/>
      </style:paragraph-properties>
      <style:text-properties fo:color="#a31515" style:font-name="Arial"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26" style:family="paragraph" style:parent-style-name="Standard">
      <style:paragraph-properties fo:margin-top="0cm" fo:margin-bottom="0cm" style:line-height-at-least="0cm" fo:text-align="justify" style:justify-single-word="false" fo:background-color="transparent">
        <style:background-image/>
      </style:paragraph-properties>
      <style:text-properties fo:color="#a31515" style:font-name="Arial"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27" style:family="paragraph" style:parent-style-name="Standard">
      <style:paragraph-properties fo:margin-top="0cm" fo:margin-bottom="0cm" style:line-height-at-least="0cm" fo:text-align="center" style:justify-single-word="false" fo:background-color="transparent">
        <style:background-image/>
      </style:paragraph-properties>
      <style:text-properties fo:color="#a31515" style:font-name="Arial" fo:font-size="10.5pt" fo:font-weight="normal" fo:background-color="transparent"/>
    </style:style>
    <style:style style:name="P28" style:family="paragraph" style:parent-style-name="Standard">
      <style:paragraph-properties fo:margin-top="0cm" fo:margin-bottom="0cm" style:line-height-at-least="0cm" fo:text-align="justify" style:justify-single-word="false" fo:background-color="#ffffff">
        <style:background-image/>
      </style:paragraph-properties>
      <style:text-properties style:font-name="Arial" fo:background-color="transparent"/>
    </style:style>
    <style:style style:name="P29" style:family="paragraph" style:parent-style-name="Standard">
      <style:paragraph-properties fo:margin-top="0cm" fo:margin-bottom="0cm" fo:text-align="center" style:justify-single-word="false"/>
      <style:text-properties style:font-name="Arial" style:text-underline-style="solid" style:text-underline-width="auto" style:text-underline-color="font-color" fo:font-weight="bold" fo:background-color="transparent" style:font-weight-asian="bold" style:font-weight-complex="bold"/>
    </style:style>
    <style:style style:name="P30" style:family="paragraph" style:parent-style-name="Standard" style:list-style-name="L1">
      <style:paragraph-properties fo:margin-top="0cm" fo:margin-bottom="0cm" fo:text-align="justify" style:justify-single-word="false"/>
      <style:text-properties fo:color="#000000" style:font-name="Arial" fo:font-size="10.5pt" style:text-underline-style="none" fo:font-weight="normal" fo:background-color="transparent" style:font-size-asian="10.5pt" style:font-weight-asian="normal" style:font-size-complex="10.5pt" style:font-weight-complex="normal"/>
    </style:style>
    <style:style style:name="P31" style:family="paragraph" style:parent-style-name="Standard">
      <style:paragraph-properties fo:margin-top="0cm" fo:margin-bottom="0cm" style:line-height-at-least="0cm" fo:text-align="justify" style:justify-single-word="false" fo:background-color="transparent">
        <style:background-image/>
      </style:paragraph-properties>
      <style:text-properties style:font-name="Arial" fo:font-size="10.5pt" fo:background-color="transparent" style:font-size-asian="10.5pt" style:font-size-complex="10.5pt"/>
    </style:style>
    <style:style style:name="T1" style:family="text">
      <style:text-properties fo:font-size="10.5pt" style:font-size-asian="10.5pt" style:font-size-complex="10.5pt"/>
    </style:style>
    <style:style style:name="T2" style:family="text">
      <style:text-properties fo:color="#000000"/>
    </style:style>
    <style:style style:name="T3" style:family="text">
      <style:text-properties fo:color="#000000" fo:font-size="10.5pt" fo:font-weight="normal"/>
    </style:style>
    <style:style style:name="T4" style:family="text">
      <style:text-properties fo:color="#000000" fo:font-size="10.5pt" fo:font-weight="normal" fo:background-color="transparent"/>
    </style:style>
    <style:style style:name="T5" style:family="text">
      <style:text-properties fo:color="#000000" fo:font-size="10.5pt" fo:font-weight="bold" style:font-weight-asian="bold" style:font-weight-complex="bold"/>
    </style:style>
    <style:style style:name="T6" style:family="text">
      <style:text-properties fo:color="#000000" fo:font-size="10.5pt" fo:font-weight="bold" fo:background-color="transparent"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bold" fo:background-color="transparent" style:font-weight-asian="bold" style:font-weight-complex="bold"/>
    </style:style>
    <style:style style:name="T10"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king:</text:p>
      <text:p text:style-name="P1"/>
      <text:p text:style-name="P2">¿Para qué es el dato?</text:p>
      <text:p text:style-name="P8"/>
      <text:p text:style-name="P4"><text:tab/>Los datos de aparcamiento en la zona de la Playa de Las Canteras representan un indicador crucial para evaluar la afluencia de visitantes a esta área, ya sea como bañistas o como personas que están paseando o utilizando las zonas comerciales cercanas.</text:p>
      <text:p text:style-name="P9"/>
      <text:p text:style-name="P4"><text:tab/>Por lo tanto, la cantidad de plazas de aparcamiento ocupadas puede ser un reflejo directo de la cantidad de bañistas presentes en ese momento en la zona de la playa. Esta información, en combinación con datos de aforo y del mapa de calor de la playa, permite realizar estimaciones más precisas sobre la cantidad de personas que se encuentran en la playa en un momento dado, las zonas más usadas y, por tanto, las recomendaciones para la ubicación del/la nuevo bañista.</text:p>
      <text:p text:style-name="P9"/>
      <text:p text:style-name="P4"><text:tab/>Sin embargo, es fundamental considerar un factor adicional que podría influir en la cantidad de plazas ocupadas y que no está relacionado directamente con los usuarios del entorno de ocio: Los residentes locales. Para obtener un panorama más exacto, sería relevante discriminar esta población residente del recuento total de plazas ocupadas en el aparcamiento. Esto podría lograrse mediante el uso de datos del padrón municipal o sondeos específicos dirigidos a los residentes de la zona para ajustar esta variable en los cálculos, así como mantener una variable de control que sirva para ajustar esos posibles, llamemosles, "usuarios fantasmas" originales de la zona que pueden estar o no haciendo uso de la zona estudiada.</text:p>
      <text:p text:style-name="P3"/>
      <text:p text:style-name="P10"><text:span text:style-name="T7">Estudio pormenorizado de todo lo anterior dicho</text:span><text:span text:style-name="T2">:</text:span></text:p>
      <text:p text:style-name="P5"/>
      <text:p text:style-name="P4"><text:tab/><text:span text:style-name="T8">Planificación de Visitantes:</text:span> Conocer la capacidad y la disponibilidad de estacionamiento en la zona puede ayudar a planificar la afluencia de visitantes a la playa. Si se sabe cuántos vehículos pueden estacionar, se puede estimar una cantidad aproximada de personas que podrían llegar a la playa.</text:p>
      <text:p text:style-name="P4"><text:tab/><text:span text:style-name="T8">Gestión del Flujo de Tráfico:</text:span> La información sobre los aparcamientos puede ayudar a dirigir el flujo de tráfico hacia áreas específicas de estacionamiento, evitando congestiones y mejorando la movilidad en las vías cercanas a la playa.</text:p>
      <text:p text:style-name="P4"><text:tab/><text:span text:style-name="T8">Distribución de Recursos:</text:span> Si se conocen las zonas con mayor capacidad de estacionamiento, se pueden asignar recursos como vigilancia, servicios sanitarios o seguridad de manera más eficiente a esas áreas.</text:p>
      <text:p text:style-name="P9"><text:span text:style-name="T3"><text:tab/></text:span><text:span text:style-name="T5">Control de Aforo:</text:span><text:span text:style-name="T3"> Los datos de aparcamiento pueden ser un indicador indirecto del nivel de afluencia de personas a la playa. Si se monitorea la ocupación de los estacionamientos cercanos, se puede inferir un aumento o disminución en la cantidad de usuarios de la playa.</text:span></text:p>
      <text:p text:style-name="P14"><text:span text:style-name="T4"><text:tab/></text:span><text:span text:style-name="T6">Prevención de Aglomeraciones:</text:span><text:span text:style-name="T4"> Al tener información sobre la ocupación de los aparcamientos, se pueden tomar medidas preventivas para evitar aglomeraciones excesivas en la playa, Controlando la cantidad de personas que podrían llegar en función de la capacidad de estacionamiento disponible.</text:span></text:p>
      <text:p text:style-name="P28"><text:span text:style-name="T3"><text:tab/></text:span><text:span text:style-name="T5">Mejora de la Experiencia del Usuario:</text:span><text:span text:style-name="T3"> Proporcionar información actualizada sobre la disponibilidad de aparcamientos a los usuarios puede mejorar su experiencia al llegar a la playa, permitiéndoles planificar mejor su visita y evitar la frustración de buscar estacionamiento.</text:span></text:p>
      <text:p text:style-name="P20"><text:tab/><text:span text:style-name="T8">Seguridad y Emergencias:</text:span> Conocer la ocupación de los aparcamientos es útil en situaciones de emergencia, ya que puede facilitar la evacuación o la gestión de recursos de emergencia en caso de ser necesario.</text:p>
      <text:p text:style-name="P24"/>
      <text:p text:style-name="P24"/>
      <text:p text:style-name="P24"/>
      <text:p text:style-name="P23"/>
      <text:p text:style-name="P22"><text:soft-page-break/>¿Como se consigue o donde aplicarlo?</text:p>
      <text:p text:style-name="P19"/>
      <text:p text:style-name="P20"><text:tab/>Para recopilar información sobre la ocupación de los aparcamientos en la Playa de Las Canteras, se deberán obtener los datos de la Sociedad de Gestión de Aparcamientos y Garajes de Las Palmas de Gran Canaria (SAGULPA) o de la entidad que gestione esas zonas habilitadas para el estacionamiento de vehículos. Estas organizaciónes ofrecen, o deberían ofrecer, acceso a datos abiertos a través de su plataforma en línea, en este caso, SAGULPA <text:s/><text:a xlink:type="simple" xlink:href="https://www.sagulpa.com/datos-abiertos" text:style-name="Internet_20_link" text:visited-style-name="Visited_20_Internet_20_Link">https://www.sagulpa.com/datos-abiertos</text:a>, lo que nos permite descargar datos históricos sobre el uso de los aparcamientos. Podemos examinar estos datos mes a mes para tener una visión más completa de la afluencia de vehículos a lo largo del tiempo.</text:p>
      <text:p text:style-name="P20"/>
      <text:p text:style-name="P20"><text:tab/>Una vez obtenidos los datos, podemos analizarlos y ajustarlos para identificar patrones estacionales y tendencias en la ocupación de los aparcamientos. Esto implica considerar períodos festivos, vacacionales o eventos que se desarrollen en la zona y que podrían influir en la cantidad de visitantes, así como separar la cantidad de plazas ocupadas por residentes locales de los visitantes no residentes para tener una idea más precisa de quiénes utilizan realmente los aparcamientos.</text:p>
      <text:p text:style-name="P20"/>
      <text:p text:style-name="P20"><text:tab/>Para utilizar estos datos, podríamos aprovechar la tecnología 5G, y de esta forma, establecer una transmisión más rápida y eficiente de la información desde los sensores de los aparcamientos hacia una plataforma centralizada para su análisis. También se podría implementar sistemas de análisis en tiempo real que utilicen la conectividad 5G. Esto nos permitiría monitorear y predecir la ocupación de los aparcamientos, facilitando una gestión más ágil y efectiva del flujo de vehículos hacia la playa y su área comercial.</text:p>
      <text:p text:style-name="P23"/>
      <text:p text:style-name="P22">¿Cómo aplicarlo?</text:p>
      <text:p text:style-name="P22"/>
      <text:p text:style-name="P17"><text:tab/><text:span text:style-name="T1">Para aplicar los datos de ocupación de aparcamientos obtenidos de SAGULPA utilizando tecnologías de Machine Learning, primero debemos preparar los datos recolectados. Esto incluye limpiarlos para eliminar valores inexactos o faltantes, así como organizarlos adecuadamente para su análisis.</text:span></text:p>
      <text:p text:style-name="P18"><text:tab/>Despues de esto deberemos identificar las características más relevantes para el modelo. Esto podría implicar seleccionar datos temporales como la fecha y hora, condiciones climáticas, eventos locales y otras variables que podrían tener un impacto en la ocupación de los aparcamientos.</text:p>
      <text:p text:style-name="P18"><text:tab/>A continuación deberíamos entrenar el modelo utilizando técnicas adecuadas para predecir la afluencia de usuarios en la playa y generar recomendaciones de los sitios menos concurridos para los nuevos visitantes. Dependiendo de la naturaleza de la predicción, podríamos emplear técnicas de regresión para estimar la cantidad de usuarios en un período determinado, series temporales para entender tendencias en diferentes momentos del día, o modelos de clasificación para identificar zonas con menor volumen de personas. Utilizamos datos históricos de ocupación de aparcamientos junto con otras características relevantes para enseñar al modelo a generar predicciones precisas y sugerir áreas menos concurridas a los nuevos usuarios.</text:p>
      <text:p text:style-name="P18"><text:tab/>Una vez que el modelo esté entrenado, se valida su rendimiento utilizando conjuntos de datos de prueba. Se ajustan los algoritmos o las características seleccionadas para mejorar la precisión del modelo.</text:p>
      <text:p text:style-name="P18"><text:tab/>La implementación en tiempo real es crucial para la aplicación práctica de este modelo. Aquí es donde la tecnología 5G entra en juego: permite una transmisión rápida y eficiente de datos entre los sensores de aparcamiento y la plataforma central de análisis. Esto posibilita la entrega rápida de información y resultados del modelo para hacer estimaciones en tiempo real sobre la ocupación de los aparcamientos.</text:p>
      <text:p text:style-name="P18"><text:tab/>Una vez implementado, el modelo se monitorea continuamente para evaluar su rendimiento en tiempo real. Se realizan ajustes y actualizaciones periódicas para garantizar que las estimaciones sean precisas y se adapten a los cambios en la afluencia de vehículos</text:p>
      <text:p text:style-name="P24"/>
      <text:p text:style-name="P24"/>
      <text:p text:style-name="P26"/>
      <text:p text:style-name="P25"/>
      <text:p text:style-name="P25"/>
      <text:p text:style-name="P25"/>
      <text:p text:style-name="P25"><text:soft-page-break/>Aforo:</text:p>
      <text:p text:style-name="P25"/>
      <text:p text:style-name="P22">¿Para qué es el dato?</text:p>
      <text:p text:style-name="P19"/>
      <text:p text:style-name="P20"><text:tab/>Los datos de aforo de la playa son multifuncionales y fundamentales tanto para la gestión de recursos y personas como para el cuidado del entorno ambiental.</text:p>
      <text:p text:style-name="P20"/>
      <text:p text:style-name="P20"><text:tab/>Hay que tener en cuenta que ayudan a mantener un equilibrio entre la diversión y la seguridad al entender cuánta gente está en la playa en un momento dado, evitando aglomeraciones incómodas o peligrosas para los bañistas. Su uso también es fundamental para asegurar que los recursos estén disponibles cuando se necesiten, desde sombrillas hasta servicios de salvamento. Conocer la cantidad de personas presentes permite planificar y ofrecer estos recursos de manera adecuada, sin olvidarnos de su extrema utilidad en situaciones complicadas, como emergencias, estos datos sirven como una herramienta de seguridad al controlar el flujo de personas y manejar evacuaciones si es necesario.</text:p>
      <text:p text:style-name="P20"/>
      <text:p text:style-name="P20"><text:tab/>Además, funcionan como una guía para los visitantes al identificar áreas menos concurridas, ofreciendo recomendaciones en tiempo real para que las personas encuentren su propio rincón de tranquilidad en la playa.</text:p>
      <text:p text:style-name="P20"/>
      <text:p text:style-name="P20"><text:tab/>Estos datos ir más allá de la situación inicial que queremos tratar si entendemos que pueden servir para comprender cómo se usa la playa a lo largo del tiempo, lo cual es útil para planificar el crecimiento urbano y mejorar las ofertas turísticas en función de las preferencias de los usuarios.</text:p>
      <text:p text:style-name="P20"/>
      <text:p text:style-name="P20"><text:tab/>Además de gestionar personas y recursos, los datos de aforo también desempeñan un papel esencial en cuestiones ambientales, contribuyendo al mantenimiento y monitoreo constante de un equilibrio sostenible entre la actividad humana y la preservación del entorno costero, controlando mejor el impacto ambiental, la conservación de la vegetación costera, el control de residuos y la protección de los ecosistemas marinos cercanos. Siendo cruciales para la protección de la biodiversidad marina al monitorear la afluencia de personas en la playa y tomar medidas para preservar hábitats sensibles, contribuyendo así a la conservación de la vida marina.</text:p>
      <text:p text:style-name="P20"/>
      <text:p text:style-name="P20"><text:tab/>Asimismo, la gestión adecuada del aforo puede contribuir a la mitigación de la erosión costera, al controlar el impacto de la actividad humana en zonas de playa vulnerables.</text:p>
      <text:p text:style-name="P20"/>
      <text:p text:style-name="P16"/>
      <text:p text:style-name="P22">¿Como se consigue o donde aplicarlo?</text:p>
      <text:p text:style-name="P18"><text:tab/></text:p>
      <text:p text:style-name="P18"><text:tab/>Se emplearán técnicas de análisis de datos y machine learning para predecir la afluencia de visitantes en distintos momentos del día o de la temporada en las playas seleccionadas. Anticipará la cantidad de personas que podrían acudir y permitirá una planificación más eficiente de recursos y servicios. Además, se usarán datos en tiempo real para gestionar de manera óptima recursos como personal de salvamento, limpieza y suministros según la cantidad de personas presentes en la playa en un momento dado.</text:p>
      <text:p text:style-name="P18"/>
      <text:p text:style-name="P18"><text:tab/>El objetovo final es el de desarrollar aplicaciones o plataformas que ofrezcan recomendaciones personalizadas a los visitantes en tiempo real sobre las áreas menos concurridas. Así, se facilitará a los usuarios encontrar espacios más tranquilos y evitar aglomeraciones.Estos análisis de los datos de aforo también nos ayudaría a evaluar y gestionar el impacto ambiental en las playas, pudiendo tomar medidas para preservar la naturaleza, minimizar la acumulación de residuos y reducir el impacto humano en ecosistemas sensibles.</text:p>
      <text:p text:style-name="P18"/>
      <text:p text:style-name="P18"><text:tab/>Estos datos podrían ser útiles para implementar sistemas de alerta temprana en caso de emergencias o para prevenir situaciones de riesgo. Así como la <text:s/>información valiosa que estos datos históricos de aforo nos proporcionarían sobre patrones de uso de las playas, tendencias estacionales y preferencias de los visitantes. Esto nos permitiría tomar decisiones estratégicas para el futuro desarrollo de la zona costera.</text:p>
      <text:p text:style-name="P18"/>
      <text:p text:style-name="P18"><text:tab/>Considerando la importancia de la tecnología, podríamos integrar estos datos con la tecnología 5G para una recopilación y procesamiento más ágil y preciso.</text:p>
      <text:p text:style-name="P18"><text:soft-page-break/></text:p>
      <text:p text:style-name="P16"/>
      <text:p text:style-name="P22">¿Cómo aplicarlo?</text:p>
      <text:p text:style-name="P16"/>
      <text:p text:style-name="P19">Similar a lo recogido en el apartado de parking</text:p>
      <text:p text:style-name="P23"/>
      <text:p text:style-name="P25">Eventos:</text:p>
      <text:p text:style-name="P27"/>
      <text:p text:style-name="P22">¿Para qué es el dato?</text:p>
      <text:p text:style-name="P22"/>
      <text:p text:style-name="P21">Estos datos proporcionan información crucial sobre la cantidad de personas que acuden a la playa y a las zonas comerciales adyacentes, lo que permite:</text:p>
      <text:p text:style-name="P21"/>
      <text:p text:style-name="P21">Planificación de recursos: La disponibilidad de espacios de estacionamiento es esencial para gestionar el flujo de vehículos hacia las playas y áreas comerciales. Conocer la ocupación de los aparcamientos permite una mejor planificación de la capacidad y asignación de recursos, como la gestión de tráfico, servicios de transporte, o la asignación de áreas para eventos o actividades.</text:p>
      <text:p text:style-name="P21"/>
      <text:p text:style-name="P21">Gestión de afluencia: Los datos de aforo en la playa y la ocupación de estacionamientos proporcionan una visión integral de cuántas personas están presentes en un lugar en un momento dado. Esto es fundamental para prever aglomeraciones, mejorar la seguridad, y garantizar una experiencia más placentera para los visitantes.</text:p>
      <text:p text:style-name="P21"/>
      <text:p text:style-name="P21">Optimización de servicios: Los datos de aforo pueden aplicarse para gestionar eficientemente servicios en las playas y áreas comerciales, como socorristas, personal de limpieza, servicios de alimentos y bebidas, entre otros. La información sobre la afluencia también permite ajustar horarios de funcionamiento y recursos en función de la demanda.</text:p>
      <text:p text:style-name="P22"/>
      <text:p text:style-name="P22">¿Cómo se consigue o dónde aplicarlo?</text:p>
      <text:p text:style-name="P22"/>
      <text:p text:style-name="P21">Estos datos pueden obtenerse a través de diversas fuentes y tecnologías:</text:p>
      <text:p text:style-name="P21"/>
      <text:p text:style-name="P21">Sensores y sistemas de monitoreo: Se pueden utilizar sensores de aforo en las playas y sistemas de conteo de vehículos en los estacionamientos para recopilar datos en tiempo real sobre la afluencia de personas y la ocupación de plazas de aparcamiento.</text:p>
      <text:p text:style-name="P21"/>
      <text:p text:style-name="P21">Tecnología de geolocalización y análisis de datos: Se pueden emplear técnicas de análisis de datos y herramientas de geolocalización para procesar la información recopilada y extraer patrones y tendencias útiles para la gestión y toma de decisiones.</text:p>
      <text:p text:style-name="P21"/>
      <text:p text:style-name="P21">Aplicaciones móviles y sistemas inteligentes: La implementación de aplicaciones móviles para usuarios que proporcionen información sobre la disponibilidad de estacionamientos y niveles de ocupación, junto con sistemas inteligentes para la gestión automatizada de recursos.</text:p>
      <text:p text:style-name="P22"/>
      <text:p text:style-name="P22">¿Cómo aplicarlo?</text:p>
      <text:p text:style-name="P22"/>
      <text:p text:style-name="P21">Estos datos pueden ser aplicados de varias maneras prácticas:</text:p>
      <text:p text:style-name="P21"/>
      <text:p text:style-name="P21">Gestión operativa en tiempo real: Utilizar los datos en tiempo real para tomar decisiones operativas, como redirigir el tráfico hacia áreas de estacionamiento disponibles o alertar sobre congestiones.</text:p>
      <text:p text:style-name="P21"/>
      <text:p text:style-name="P21">Planificación estratégica: Utilizar datos históricos para comprender patrones estacionales, tendencias de uso y preferencias de los visitantes, lo que permite una planificación estratégica a largo plazo para el desarrollo de infraestructuras y servicios.</text:p>
      <text:p text:style-name="P21"/>
      <text:p text:style-name="P21">Experiencia del usuario: Ofrecer a los usuarios información en tiempo real sobre la disponibilidad de estacionamientos y niveles de aforo en las playas, permitiéndoles planificar mejor su visita y mejorar su experiencia.</text:p>
      <text:p text:style-name="P21"><text:soft-page-break/></text:p>
      <text:p text:style-name="P15">Características de entrada del modelo usando toda la información contenida en esta parte del proyecto:</text:p>
      <text:p text:style-name="P15"/>
      <text:p text:style-name="P11"><text:span text:style-name="T8">Integración de datos de eventos locales:</text:span> Estos datos añaden una dimensión adicional a los modelos de ML, considerando la influencia de festivales, conciertos o eventos deportivos en la afluencia de personas a las playas y zonas comerciales.</text:p>
      <text:p text:style-name="P11"/>
      <text:p text:style-name="P11"><text:span text:style-name="T8">Datos de aforo y estacionamiento:</text:span> La ocupación de estacionamientos y los niveles de aforo actúan como características fundamentales para predecir la afluencia de personas en momentos específicos.</text:p>
      <text:p text:style-name="P7"/>
      <text:p text:style-name="P15">Datos de series temporales:</text:p>
      <text:p text:style-name="P15"/>
      <text:p text:style-name="P11"><text:span text:style-name="T8">Transformación de datos de aforo y estacionamiento:</text:span> Convertir estos datos en series temporales permite prever patrones de afluencia a lo largo del tiempo, siendo valiosos para anticipar comportamientos futuros de los visitantes.</text:p>
      <text:p text:style-name="P7"/>
      <text:p text:style-name="P15">Variables dependientes e independientes:</text:p>
      <text:p text:style-name="P15"/>
      <text:p text:style-name="P11"><text:span text:style-name="T8">Eventos como variables independientes:</text:span> Analizar cómo los eventos influyen en los patrones de afluencia y adaptar las predicciones en consecuencia.</text:p>
      <text:p text:style-name="P11"/>
      <text:p text:style-name="P11"><text:span text:style-name="T8">Aforo y estacionamiento como variables independientes:</text:span> Utilizarlos para predecir la afluencia en función de la disponibilidad de estacionamiento y ocupación.</text:p>
      <text:p text:style-name="P7"/>
      <text:p text:style-name="P15">Modelos de clasificación y regresión:</text:p>
      <text:p text:style-name="P15"/>
      <text:p text:style-name="P11"><text:span text:style-name="T8">Incorporación de múltiples datos: </text:span>Emplear modelos que consideren datos de aforo, estacionamiento y eventos para prever con mayor precisión la cantidad de visitantes en distintas situaciones y momentos.</text:p>
      <text:p text:style-name="P11"/>
      <text:p text:style-name="P13">Optimización de recursos y servicios:</text:p>
      <text:p text:style-name="P13"/>
      <text:p text:style-name="P11"><text:span text:style-name="T8">Ajuste en base a eventos:</text:span> Usar información sobre eventos para gestionar mejor recursos como seguridad o transporte público en días con eventos masivos que puedan afectar la afluencia a las playas.</text:p>
      <text:p text:style-name="P13">Análisis de impacto y tendencias:</text:p>
      <text:p text:style-name="P13"/>
      <text:p text:style-name="P11"><text:span text:style-name="T8">Efecto a largo plazo de eventos:</text:span> Evaluar cómo ciertos eventos impactan la afluencia a largo plazo, permitiendo entender las tendencias de comportamiento de los visitantes.</text:p>
      <text:p text:style-name="P7"/>
      <text:p text:style-name="P15">Modelos híbridos y validación:</text:p>
      <text:p text:style-name="P15"/>
      <text:p text:style-name="P12"><text:span text:style-name="T9">Combinación de datos relevantes:</text:span><text:span text:style-name="T10"> Considerar modelos que combinen aforo, estacionamiento, eventos y otras fuentes como meteorología para un análisis más completo y preciso de los factores que influyen en la afluencia de visitantes.</text:span></text:p>
      <text:p text:style-name="P11"/>
      <text:p text:style-name="P12"><text:span text:style-name="T9">Validación y ajuste:</text:span><text:span text:style-name="T10"> Realizar continuas validaciones y ajustes del modelo utilizando datos de eventos, aforo y estacionamiento para mejorar la precisión y la capacidad predictiva en diferentes contextos.</text:span></text:p>
      <text:p text:style-name="P7"/>
      <text:p text:style-name="P6"/>
      <text:list xml:id="list3567091156555262737" text:style-name="L1">
        <text:list-header>
          <text:p text:style-name="P3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1.9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0M5S</meta:editing-duration>
    <meta:editing-cycles>57</meta:editing-cycles>
    <meta:generator>OpenOffice/4.1.14$Win32 OpenOffice.org_project/4114m1$Build-9811</meta:generator>
    <dc:date>2023-11-18T09:32:16.48</dc:date>
    <dc:creator>UnoCualquiera OtroCualquiera</dc:creator>
    <meta:document-statistic meta:table-count="0" meta:image-count="0" meta:object-count="0" meta:page-count="5" meta:paragraph-count="73" meta:word-count="2443" meta:character-count="16280"/>
    <meta:user-defined meta:name="Info 1"/>
    <meta:user-defined meta:name="Info 2"/>
    <meta:user-defined meta:name="Info 3"/>
    <meta:user-defined meta:name="Info 4"/>
  </office:meta>
</office:document-meta>
</file>